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1">
      <style:text-properties fo:font-weight="normal" style:font-weight-asian="normal" style:font-weight-complex="normal"/>
    </style:style>
    <style:style style:name="P9" style:family="paragraph" style:parent-style-name="Standard" style:list-style-name="L2">
      <style:text-properties fo:font-weight="normal" style:font-weight-asian="normal" style:font-weight-complex="normal"/>
    </style:style>
    <style:style style:name="P10" style:family="paragraph" style:parent-style-name="Standard" style:list-style-name="L6">
      <style:text-properties fo:font-weight="normal" style:font-weight-asian="normal" style:font-weight-complex="normal"/>
    </style:style>
    <style:style style:name="P11" style:family="paragraph" style:parent-style-name="Standard" style:list-style-name="L7">
      <style:text-properties fo:font-weight="normal" style:font-weight-asian="normal" style:font-weight-complex="normal"/>
    </style:style>
    <style:style style:name="P12" style:family="paragraph" style:parent-style-name="Standard" style:list-style-name="L2"/>
    <style:style style:name="P13" style:family="paragraph" style:parent-style-name="Standard" style:list-style-name="L3">
      <style:text-properties fo:font-style="normal" fo:font-weight="normal" style:font-style-asian="normal" style:font-weight-asian="normal" style:font-style-complex="normal" style:font-weight-complex="normal"/>
    </style:style>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7"/>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weight-asian="normal"/>
    </style:style>
    <style:style style:name="T5" style:family="text">
      <style:text-properties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mmary: Work on Reading Data from OV7620 and Storing on DDR2</text:p>
      <text:p text:style-name="P1"/>
      <text:p text:style-name="P2">There are different things I tried during my working hour, to get the system running. There are several steps that can be pointed out:</text:p>
      <text:p text:style-name="P2"/>
      <text:list xml:id="list806425743" text:style-name="L1">
        <text:list-item>
          <text:p text:style-name="P8">Creating a running FIFO (a synchronous and an asynchronous)</text:p>
        </text:list-item>
        <text:list-item>
          <text:p text:style-name="P8">Setting up a working Microblaze System</text:p>
        </text:list-item>
        <text:list-item>
          <text:p text:style-name="P8">Connecting the camera to the System</text:p>
        </text:list-item>
        <text:list-item>
          <text:p text:style-name="P8">Trying to have Microblaze reading the camera data </text:p>
        </text:list-item>
        <text:list-item>
          <text:p text:style-name="P8">Trying to solve the camera-writing-too-fast/processor-reading-too-slow issue by integrating a Video Frame Buffer Controller into the system</text:p>
        </text:list-item>
      </text:list>
      <text:p text:style-name="P2"/>
      <text:p text:style-name="P2"/>
      <text:p text:style-name="P1">Creating a FIFO</text:p>
      <text:p text:style-name="P1"/>
      <text:p text:style-name="P2">Building a FIFO can be done by using the Xilinx FIFO-Generator. This can be done straight forward. I created a synchronous and an asynchronous FIFO (using block ram), they were both working well from the beginning. One thing to be taken care of are the write and read enable signals. Data is read or written in each clock cycle when the corresponding enable signal is active. So if the enable signal is active during multiple clock cycles, data is written to or read from the FIFO. To overcome this problem, I used an “edge_detector”, which is only high during the clock cycle where the corresponding signal changes its value from low to high. </text:p>
      <text:p text:style-name="P2"/>
      <text:p text:style-name="P2">The projects and corresponding UCF files are located in the “FIFO” folder, both contain a test bench. North Button on FPGA board is write_enable, center button is reset, south button is read_enable. The switches are used to create data that is written to the FIFO, read data is displayed on the GPIO-LEDS. One red LED is used as FIFO-empty signal. Take into account that the buttons are not debounced properly. For the asynchronous FIFO the read clock is 33 MHz provided by an oscillator on the board. </text:p>
      <text:p text:style-name="P2"/>
      <text:p text:style-name="P1">Setting up a Microblaze System</text:p>
      <text:p text:style-name="P1"/>
      <text:p text:style-name="P2">Setting up a Microblaze System, there were a few things that had to be considered:</text:p>
      <text:list xml:id="list464767483" text:style-name="L2">
        <text:list-item>
          <text:p text:style-name="P9">The guide Philipp created is only vadid for ISE version 13.1 (and maybe earlier) as the including of the peripherals is not done by removing the components but actually by adding them.</text:p>
        </text:list-item>
        <text:list-item>
          <text:p text:style-name="P9">(projects created with newer version of the system are not backwards compatible because IP versions are newer. Definitely I would stick to one ISE version for the whole project to prevent non comprehensible errors from ISE/EDK.) </text:p>
        </text:list-item>
        <text:list-item>
          <text:p text:style-name="P9">It is important to connect all the IOs in the top level (especially clock and reset) to HW pins if they are used in the design. Otherwise there can be errors like: Microblaze is under reset, unable to stop.</text:p>
        </text:list-item>
        <text:list-item>
          <text:p text:style-name="P12"><text:span text:style-name="T2">Mapping IO pins manually might lead to conflicting IO standards, e.g. different power supply etc. ("Incompatible IOB's are locked to the same bank"..."Conflicting IO Standards"). The solution is to read the complete error report, not only the part that is displayed in the console and resolve the conflict. (more details: </text:span><text:a xlink:type="simple" xlink:href="http://www.xilinx.com/support/answers/30772.htm"><text:span text:style-name="T2">http://www.xilinx.com/support/answers/30772.htm</text:span></text:a><text:span text:style-name="T2">)</text:span></text:p>
        </text:list-item>
        <text:list-item>
          <text:p text:style-name="P9">If something has been changed in the Microblaze architecture via the XPS <text:s/>(even if it is only turning around some LSB and MSB), doing a regenerate of the addresses and then cleaning all generated files (project -&gt; clean all generated filed) <text:s/>can save a lot of time looking for incomprehensible errors.</text:p>
        </text:list-item>
      </text:list>
      <text:p text:style-name="P1"><text:soft-page-break/>Remark on connecting interrupts and the interrupt controller in ISE 13.1 (excerpt from HLD lab instructions):</text:p>
      <text:p text:style-name="P2">"Once you have instantiated all peripherals, you will have to configure which of them generate interrupts. This can be done within the tab Ports of the System Assembly View panel. Click, on the Net column, the intr property of the interrupt controller (i.e. xps intc 0) (the properties will show up by clicking on the plus sign next the peripheral’s name), a dialog window opens up where you can select interrupt sources and prioritize them according to the requirements or needs. Further, at this point, we need to create a connection between the interrupt controller and the MicroBlaze processor, such that the interrupt controller can communicate the processor that an interrupt has occurred. To this end, select the interrupt controller again in the Ports tab of the System Assembly </text:p>
      <text:p text:style-name="P2">View panel. Then select its Irq property and choose New Connection from the scroll- down list. Now, select the processor (i.e. microblaze) from the list of components in the Ports tab, and set its INTERRUPT property to the signal created for the interrupt controller. This signal’s name should be something like xps_intc_irq_0 and should appear in the scroll-down list." </text:p>
      <text:p text:style-name="P2"/>
      <text:p text:style-name="P2">You need to right-click on the header panel and activate "Net" so that the column actually will be displayed, otherwise it might take quite a lot of time looking for it. </text:p>
      <text:p text:style-name="P2"/>
      <text:p text:style-name="Standard"><text:span text:style-name="T3">Remark on GPIO banks:</text:span><text:span text:style-name="T2"> </text:span></text:p>
      <text:p text:style-name="P2">If interrupts are enabled for a GPIO bank, all of the inputs generate interrupts. Interrupts can be enabled for different channels <text:s/>but not for individual input pins. </text:p>
      <text:p text:style-name="P2"/>
      <text:p text:style-name="P1">Remark on including existing components in new design:</text:p>
      <text:p text:style-name="P2">For existing components it is enough to include the netlist of this component into the design (ngc-file). </text:p>
      <text:p text:style-name="P2"/>
      <text:p text:style-name="P1">Remark on using SDK:</text:p>
      <text:p text:style-name="P2">No spaces in SDK paths allowed, it causes problems (it even tells you, that it does not work properly, if path contains spaces, but who cares if it does not make you change the path).</text:p>
      <text:p text:style-name="P2"/>
      <text:p text:style-name="P1">Remark on Microblaze Thread Usage:</text:p>
      <text:p text:style-name="P2"><text:a xlink:type="simple" xlink:href="http://forums.xilinx.com/xlnx/attachments/xlnx/EDK/781/3/ML505_MB_XMK_92.pdf">http://forums.xilinx.com/xlnx/attachments/xlnx/EDK/781/3/ML505_MB_XMK_92.pdf</text:a></text:p>
      <text:p text:style-name="P2"/>
      <text:p text:style-name="P1">Adding DMA <text:s/>to Microblaze </text:p>
      <text:list xml:id="list231187586" text:style-name="L3">
        <text:list-item>
          <text:p text:style-name="P13">add IP (DMA and Timer → central dma controller)</text:p>
        </text:list-item>
        <text:list-item>
          <text:p text:style-name="P13">connect both bus ports to mplb</text:p>
        </text:list-item>
        <text:list-item>
          <text:p text:style-name="P13">configure FIFO edpth, read and write burst size</text:p>
        </text:list-item>
      </text:list>
      <text:p text:style-name="P6"/>
      <text:p text:style-name="P6">Excerpt from datasheet:</text:p>
      <text:p text:style-name="P6"/>
      <text:p text:style-name="P6">“The operation of the XPS Central DMA is initiated by writing values into the following DMA registers: </text:p>
      <text:p text:style-name="P6">• Source Address register (SA): The source address for the transfer is written into this register. </text:p>
      <text:p text:style-name="P6">• Destination Address register (DA): The destination address for the transfer is written into this register. </text:p>
      <text:p text:style-name="P6">• DMA Control Register (DMACR): The parameters of the DMA transfer are controlled by setting the following values in this register. </text:p>
      <text:p text:style-name="P6">• Source Increment (SINC): SINC should be set to ’0’, if and only if the Source Address register is written with a keyhole address such that a single address is associated with a sequence of data. </text:p>
      <text:p text:style-name="P5"><text:span text:style-name="T2">Note: An example of a keyhole address is a memory mapped FIFO that maps as an element at a single address but can consume or produce an endless sequence of data. A variation on a keyhole address is a wide keyhole where a number of consecutive addresses map to the element. When </text:span><text:soft-page-break/><text:span text:style-name="T2">SINC = ’0’, XPS Central DMA will perform all read transactions to the same address. It is the responsibility of the corresponding slave to impose a keyhole behavior. For bursts, this implies that the slave will not increment the keyhole address during the burst or will make the keyhole at least </text:span></text:p>
      <text:p text:style-name="P6">as wide as the burst size. It is not feasible to use SINC = ’0’ with a non-keyhole slave such as a memory. Even though the DMA Controller would deliver a non-incremented address during the address phase of PLB transactions, the memory would increment it during bursts. (See also DINC, which is subject to the same considerations when set to ’0’.) </text:p>
      <text:p text:style-name="P6">• If the source address should increment for each data transferred, SINC should set to ’1’. </text:p>
      <text:p text:style-name="P6">• Destination Increment (DINC): DINC should be set to ’0’ if and only if the Destination Address is written with a keyhole address such that a single address is associated with a sequence of data. </text:p>
      <text:p text:style-name="P6">Note: See the note for SINC = ‘0’ above. The case DINC = ‘0’ has the same considerations except for the destination address. </text:p>
      <text:p text:style-name="P6">• If the destination address should increment for each data transferred, DINC should set to ’1’. </text:p>
      <text:p text:style-name="P6"/>
      <text:p text:style-name="P6">The data transfer starts by reading data from the source address into an internal FIFO followed by the transfer of data from the FIFO to the destination address. This repeats until all the data is moved. The DMA Status Registers get updated as the DMA operation progresses. </text:p>
      <text:p text:style-name="P6">While it is moving data as the bus master, the XPS Central DMA Controller attempts to move data efficiently. It utilizes burst transactions where possible. The status of the DMA operation is available in the DMA Status Register (DMASR). The DMABSY bit equal to ’1’ represents that a DMA operation is underway. When equal to ’0’, it represents the completion of a DMA transfer. </text:p>
      <text:p text:style-name="P6">Alternatively, the DMA Done (DD) interrupt can be used to detect when a DMA operation is complete. </text:p>
      <text:p text:style-name="P6">If an error condition is detected during a bus transfer, the DMA operation will be aborted at its current point of progress. The error is reported through the DMA Error (DE) interrupt condition and the DMA Bus Error (DBE) status bit. ”</text:p>
      <text:p text:style-name="P6"/>
      <text:p text:style-name="P6">Especially interesting: </text:p>
      <text:p text:style-name="P6">p. 12 ff, source address, destination address and length address register</text:p>
      <text:p text:style-name="P6"/>
      <text:p text:style-name="P4">Document:</text:p>
      <text:p text:style-name="P6">http://www.xilinx.com/support/documentation/ip_documentation/xps_central_dma.pd </text:p>
      <text:p text:style-name="P4">Example: </text:p>
      <text:p text:style-name="P6">http://backblog.betriebswerk-landshut.de/2010/06/10/xilinx-microblaze-xdmacentral-dma-controller/</text:p>
      <text:p text:style-name="P2"/>
      <text:p text:style-name="P1">Adding TFT Controller to Microblaze</text:p>
      <text:p text:style-name="P1"/>
      <text:p text:style-name="P2">Including the TFT controller works straight forward if you follow the following forum discussion:</text:p>
      <text:p text:style-name="P2"><text:a xlink:type="simple" xlink:href="http://forums.xilinx.com/t5/EDK-and-Platform-Studio/TFT-Display-with-EDK-xps-tft-IP-Core/td-p/20412">http://forums.xilinx.com/t5/EDK-and-Platform-Studio/TFT-Display-with-EDK-xps-tft-IP-Core/td-p/20412</text:a></text:p>
      <text:p text:style-name="Standard"><text:span text:style-name="T2">“</text:span>Hi together, </text:p>
      <text:p text:style-name="Text_20_body">I have a Virtex 5 ML509 Board with included Chrontel CH7301C Controller Chip for the DVI Interface.</text:p>
      <text:p text:style-name="Text_20_body">I'm building a system with EDK with a Microblaze and 1MB of SRAM with the Base Ssystem Builder.</text:p>
      <text:p text:style-name="Text_20_body">Then I'm adding the IP-Core  XPS_TFT out of the IP-Catalog and i connect it to the PLB-Bus.</text:p>
      <text:p text:style-name="Text_20_body">Afterwards i made most of the tft-ports external and added the corresponding lines in the UCF-file to connect them to the FPGA-Pins.</text:p>
      <text:p text:style-name="Text_20_body">I used as well the clock generator to generate a 25 MHz clock and connected it to SYS_TFT_CLK since the dataseet mentioned a 25 Mhz clock for this module. </text:p>
      <text:p text:style-name="Text_20_body"><text:soft-page-break/>Afterwards I'm configuring the IP Core and i write in the base-address of the SRAM because in the datasheet of the XPS_TFT is mentioned a Video memory.</text:p>
      <text:p text:style-name="Text_20_body">After synthesising i open the Software Platform Studio and I create a new projekt and I Import all the files from edk\sw\XilinxProcessorLib\tft_v1_00_a</text:p>
      <text:p text:style-name="P2">”</text:p>
      <text:p text:style-name="P2"/>
      <text:p text:style-name="P1">Adding IIC to Microblaze</text:p>
      <text:p text:style-name="P2">As <text:s/>SCCB uses a don't care instead of an ACK bit, IIC has to be configured properly (I have not tried though). For IIC there is an external PULLUP needed for the data. Clock can be output, data has to be tristate.</text:p>
      <text:p text:style-name="P2">Xilinx software examples:</text:p>
      <text:p text:style-name="P2"/>
      <text:p text:style-name="P2">/DIST/it/sw/amd64/xilinx/13.1/ISE_DS/EDK/sw/XilinxProcessorIPLib</text:p>
      <text:p text:style-name="P2"/>
      <text:p text:style-name="P1">Problems reading out the camera data</text:p>
      <text:p text:style-name="P2">The pixel writing frequency of the camera is 13,5 MHz and the Microblaze operation frequency is 100 MHz. <text:s/>I did some experiments on measuring the frequency of the chip select signal generated by the External Peripheral Controller I connected the camera to. The system design was the design in the folder System_DMA. It has some GPIOs, the EPC, DDR2 controller and an interrupt controller. </text:p>
      <text:p text:style-name="P2"/>
      <text:p text:style-name="P2"/>
      <text:p text:style-name="P2"/>
      <text:p text:style-name="P2">Results: <text:s/></text:p>
      <text:p text:style-name="P2">Test 1: </text:p>
      <text:p text:style-name="P2"><text:s text:c="3"/>while(1){ <text:s/></text:p>
      <text:p text:style-name="P2"><text:tab/>tmp = *((u32 *)XPAR_XPS_EPC_0_PRH0_BASEADDR); </text:p>
      <text:p text:style-name="P2"><text:s text:c="4"/>} </text:p>
      <text:p text:style-name="P2">→ f = 3,378 MHz </text:p>
      <text:p text:style-name="P2">Test 2: </text:p>
      <text:p text:style-name="P2"><text:s text:c="3"/>while(1){</text:p>
      <text:p text:style-name="P2"><text:tab/>tmp = *((u32 *)XPAR_XPS_EPC_0_PRH0_BASEADDR); </text:p>
      <text:p text:style-name="P2"><text:tab/>num = XGpio_DiscreteRead(&amp;gpio_fifo_data, 2); </text:p>
      <text:p text:style-name="P2"><text:s text:c="4"/>} </text:p>
      <text:p text:style-name="P2">→ <text:s text:c="2"/>f = 684,9 MHz </text:p>
      <text:p text:style-name="P2">Test 3: </text:p>
      <text:p text:style-name="P2"><text:s text:c="3"/>while(1){ </text:p>
      <text:p text:style-name="P2"><text:tab/> <text:s text:c="2"/>index1 = 0; </text:p>
      <text:p text:style-name="P2"><text:tab/> <text:s text:c="2"/>while(index1 &lt; 16*1000000) </text:p>
      <text:p text:style-name="P2"><text:tab/> <text:s text:c="2"/><text:tab/> <text:s text:c="2"/>buf[index1++] = *((u32 *)XPAR_XPS_EPC_0_PRH0_BASEADDR); </text:p>
      <text:p text:style-name="P2"><text:s text:c="4"/>}</text:p>
      <text:p text:style-name="P2">→ f = 2,083 MHz </text:p>
      <text:p text:style-name="P2"/>
      <text:p text:style-name="P2">So in this condition the CPU is too slow to handle the data rate.</text:p>
      <text:p text:style-name="P2"/>
      <text:p text:style-name="P1">Possible solutions: </text:p>
      <text:list xml:id="list608439528" text:style-name="L4">
        <text:list-item>
          <text:p text:style-name="P14"><text:span text:style-name="T2">larger FIFO (</text:span><text:span text:style-name="T2">32 kByte (Words)) </text:span></text:p>
        </text:list-item>
      </text:list>
      <text:p text:style-name="P2"/>
      <text:list xml:id="list1131367174" text:style-name="L5">
        <text:list-item>
          <text:p text:style-name="P15"><text:span text:style-name="T2">DMA seems not to be supported for epc modules, </text:span><text:span text:style-name="T2">quota from datasheet: </text:span></text:p>
        </text:list-item>
      </text:list>
      <text:p text:style-name="P2"/>
      <text:p text:style-name="P2"><text:tab/>“Unsupported Features </text:p>
      <text:p text:style-name="P2"><text:soft-page-break/><text:tab/>Many peripheral devices have the device specific input/output ports such as status, remote <text:tab/>reset, remote wakeup, interrupts etc. The XPS EPC IP Core does not have any provision to <text:tab/>support these <text:tab/>device specific input/output ports. Therefore, if the external device has any <text:tab/>such device specific ports, then these input/output ports may be connected directly to system <text:tab/>general purpose input output controller or to the system interrupt controller. If the external <text:tab/>device has interrupt capability, then the interrupt outputs of the external device should be <text:tab/>connected directly to the system interrupt controller. </text:p>
      <text:p text:style-name="P2"><text:tab/>Many peripheral devices support DMA capability. However, the XPS EPC IP Core is a PLB <text:tab/>slave device and therefore does not support DMA operations from the external peripheral <text:tab/>devices. Current version of the XPS EPC IP Core does not support burst transactions to/from <text:tab/>the PLB. So the parameter C_PRH_BURST_SUPPORT must be always assigned to ’0’. ”</text:p>
      <text:p text:style-name="P2"/>
      <text:list xml:id="list104104334" text:style-name="L6">
        <text:list-item>
          <text:p text:style-name="P10"><text:s/>release CPU <text:s/>(means to remove all unnecessary components and interrupts) </text:p>
        </text:list-item>
      </text:list>
      <text:p text:style-name="P2"><text:s/><text:tab/>→ not sure if this is a good idea, because this helps increasing speed but other applications <text:tab/>should run on the CPU as well</text:p>
      <text:list xml:id="list695689738" text:style-name="L7">
        <text:list-item>
          <text:p text:style-name="P11">increase CPU frequency (I have not tried it and I don't know if it is possible)</text:p>
        </text:list-item>
        <text:list-item>
          <text:p text:style-name="P16"><text:span text:style-name="T2">build dedicated hardware (better: USE dedicated hardware that is provided by Xilinx as </text:span><text:span text:style-name="T2">building it might be too much effort)</text:span></text:p>
        </text:list-item>
      </text:list>
      <text:p text:style-name="P2"/>
      <text:p text:style-name="P1"/>
      <text:p text:style-name="P1">Reading data from the camera via a Video Frame Buffer Controller</text:p>
      <text:p text:style-name="P2"/>
      <text:p text:style-name="P2">The VFBC writes directly on external memory. To use the VFBC, it needs to be enabled, therefore a DDR2 memory controller needs to be integrated into the system. To enable VFBC:</text:p>
      <text:p text:style-name="P2">Double click DDR2 SDRAM controller → change input of an inactive port to VFBC → Port configuration → Configure desired port width etc. </text:p>
      <text:p text:style-name="P2"/>
      <text:p text:style-name="P2">Information on how the VFBC works:</text:p>
      <text:p text:style-name="P2">data sheet mpmc, p 177 ff. </text:p>
      <text:p text:style-name="P2"/>
      <text:p text:style-name="P2">VFBC PIM I/O Signals with more information found p. 37 ff. </text:p>
      <text:p text:style-name="P2">1. The VFBC Reset and Flush inputs must be held high for at least two MPMC_Clk0 cycles. Because these inputs could be controlled from a different </text:p>
      <text:p text:style-name="P2">clock domain than the MPMC_Clk0, the relative frequency of the reset/flush clock domain must be taken into account when determining the number of clock cycles to assert the reset or flush and to wait after reset or flush. The following equation is used to determine the number of clock cycles to </text:p>
      <text:p text:style-name="P2">hold the reset or flush input high: 2*(VFBC_Clk_Freq/MPMC_Clk0_Freq) </text:p>
      <text:p text:style-name="P2">2. After reset, there should not be any accesses to the VFBC interfaces for 6 MPMC_Clk cycles. </text:p>
      <text:p text:style-name="P2">3. After flush, there should not be any accesses to the VFBC interfaces for 6 MPMC_Clk cycles.</text:p>
      <text:p text:style-name="P2"/>
      <text:p text:style-name="P2">The project System_VFBC contains a state machine which controls the VFBC write interface and a test bench. When the center button is pushed, the write FIFO and the command FIFO are reset. After the following vsync high, the write enable signal goes high. After the next vsync signal it is set to low again. So one picture is supposed to be read from the FIFO.</text:p>
      <text:p text:style-name="P2"/>
      <text:p text:style-name="P2">The state machine actually works as I got to write data into the memory. </text:p>
      <text:p text:style-name="P2">Debug LEDs:</text:p>
      <text:p text:style-name="P2">transfer done (state machine) : west</text:p>
      <text:p text:style-name="P2">write fifo full: center</text:p>
      <text:p text:style-name="P2">command fifo full: south</text:p>
      <text:p text:style-name="P2">commend idle: east</text:p>
      <text:p text:style-name="P2">write data (write enable) : north</text:p>
      <text:p text:style-name="P2"><text:soft-page-break/></text:p>
      <text:p text:style-name="P2">This should be pointed out when working with the VBCD: (data sheet MPMC, p 178)</text:p>
      <text:p text:style-name="P2">The X Size, Start Address and Stride must be aligned to a 32-word boundary. These values must be a multiple of 128 bytes and require that bits [6:0] be '0'. </text:p>
      <text:p text:style-name="P2"/>
      <text:p text:style-name="P2">I actually did not get the controller to write to a specific address, it always starts at the beginning of DDR2.</text:p>
      <text:p text:style-name="P2"/>
      <text:p text:style-name="P2">It usually did not write enough data, I suppose, there is a problem with the configuration (x/ysize, stride, address). I don't think, it is too slow because I have never seen that the FIFO was full. </text:p>
      <text:p text:style-name="P2"/>
      <text:p text:style-name="P2">Right now, the camera data is not connected to to the VFBC data, only the control signals (pclk, href)</text:p>
      <text:p text:style-name="P2"/>
      <text:p text:style-name="P2">Have fun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dja Peters</meta:initial-creator>
    <meta:creation-date>2012-08-17T09:37:58</meta:creation-date>
    <dc:date>2012-10-23T11:17:13</dc:date>
    <dc:creator>Nadja Peters</dc:creator>
    <meta:editing-duration>PT13H32M26S</meta:editing-duration>
    <meta:editing-cycles>51</meta:editing-cycles>
    <meta:generator>OpenOffice.org/3.2$Unix OpenOffice.org_project/320m12$Build-9483</meta:generator>
    <meta:document-statistic meta:table-count="0" meta:image-count="0" meta:object-count="0" meta:page-count="6" meta:paragraph-count="128" meta:word-count="2492" meta:character-count="14990"/>
  </office:meta>
</office:document-meta>
</file>